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style:font-face style:name="Gillius ADF" svg:font-family="'Gillius ADF'" style:font-adornments="Regular" style:font-pitch="variable"/>
    <style:font-face style:name="FreeSans" svg:font-family="FreeSans" style:font-adornments="Bold" style:font-family-generic="swiss" style:font-pitch="variable"/>
    <style:font-face style:name="FreeSans1" svg:font-family="FreeSans"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paragraph-rsid="00103ad1"/>
    </style:style>
    <style:style style:name="P2" style:family="paragraph" style:parent-style-name="Text_20_body">
      <style:text-properties officeooo:paragraph-rsid="0011617c"/>
    </style:style>
    <style:style style:name="P3" style:family="paragraph" style:parent-style-name="Text_20_body">
      <style:text-properties officeooo:rsid="000cf14f" officeooo:paragraph-rsid="000edaa8"/>
    </style:style>
    <style:style style:name="P4" style:family="paragraph" style:parent-style-name="Text_20_body">
      <style:text-properties officeooo:rsid="000cf14f" officeooo:paragraph-rsid="00103ad1"/>
    </style:style>
    <style:style style:name="P5" style:family="paragraph" style:parent-style-name="Text_20_body">
      <style:text-properties officeooo:rsid="000cf14f" officeooo:paragraph-rsid="0011617c"/>
    </style:style>
    <style:style style:name="P6" style:family="paragraph" style:parent-style-name="Heading">
      <style:paragraph-properties fo:text-align="center" style:justify-single-word="false"/>
      <style:text-properties fo:font-size="40pt" officeooo:rsid="000cf14f" style:font-size-asian="40pt" style:font-size-complex="40pt"/>
    </style:style>
    <style:style style:name="P7" style:family="paragraph" style:parent-style-name="Text_20_body">
      <style:text-properties officeooo:rsid="000cf14f" officeooo:paragraph-rsid="000edaa8"/>
    </style:style>
    <style:style style:name="P8" style:family="paragraph" style:parent-style-name="Text_20_body">
      <style:text-properties officeooo:rsid="000cf14f" officeooo:paragraph-rsid="00103ad1"/>
    </style:style>
    <style:style style:name="P9" style:family="paragraph" style:parent-style-name="Text_20_body">
      <style:text-properties officeooo:rsid="000cf14f" officeooo:paragraph-rsid="0011617c"/>
    </style:style>
    <style:style style:name="P10" style:family="paragraph" style:parent-style-name="Heading_20_1">
      <style:text-properties officeooo:rsid="000cf14f"/>
    </style:style>
    <style:style style:name="P11" style:family="paragraph" style:parent-style-name="Heading_20_1">
      <style:text-properties officeooo:rsid="000cf14f" officeooo:paragraph-rsid="0011617c"/>
    </style:style>
    <style:style style:name="P12" style:family="paragraph" style:parent-style-name="Heading_20_2">
      <style:text-properties officeooo:rsid="000cf14f" officeooo:paragraph-rsid="00103ad1"/>
    </style:style>
    <style:style style:name="P13" style:family="paragraph" style:parent-style-name="Heading_20_2">
      <style:text-properties officeooo:rsid="000cf14f" officeooo:paragraph-rsid="0011617c"/>
    </style:style>
    <style:style style:name="P14" style:family="paragraph" style:parent-style-name="Heading_20_3">
      <style:text-properties officeooo:rsid="000cf14f"/>
    </style:style>
    <style:style style:name="P15" style:family="paragraph" style:parent-style-name="Heading_20_3">
      <style:text-properties officeooo:rsid="000cf14f" officeooo:paragraph-rsid="000edaa8"/>
    </style:style>
    <style:style style:name="P16" style:family="paragraph" style:parent-style-name="Heading_20_3">
      <style:text-properties officeooo:rsid="000cf14f" officeooo:paragraph-rsid="00103ad1"/>
    </style:style>
    <style:style style:name="P17" style:family="paragraph" style:parent-style-name="Heading_20_3">
      <style:text-properties officeooo:rsid="000cf14f" officeooo:paragraph-rsid="0011617c"/>
    </style:style>
    <style:style style:name="T1" style:family="text">
      <style:text-properties officeooo:rsid="000cf1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Example Document</text:p>
      <text:h text:style-name="P10" text:outline-level="1">Example Chapter</text:h>
      <text:h text:style-name="Heading_20_2" text:outline-level="2">Example Section</text:h>
      <text:h text:style-name="P14" text:outline-level="3">Example Subsection</text:h>
      <text:p text:style-name="P3">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3">The quick brown fox jumps over the lazy dog. The quick brown fox jumps over the lazy dog. The quick brown fox jumps over the lazy dog. </text:p>
      <text:p text:style-name="P3">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5" text:outline-level="3">Example Subsection</text:h>
      <text:p text:style-name="P3">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3">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3">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3">The quick brown fox jumps over the lazy dog. The quick brown fox jumps over the lazy dog. The quick brown fox jumps over the lazy dog. The quick brown fox jumps over the lazy dog. </text:p>
      <text:h text:style-name="P15" text:outline-level="3"><text:soft-page-break/>Example Subsection</text:h>
      <text:p text:style-name="P3">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3">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3">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3">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3">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5" text:outline-level="3">Example Subsection</text:h>
      <text:p text:style-name="P3">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3">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3">The quick brown fox jumps over the lazy dog. The quick brown fox jumps over the lazy dog.</text:p>
      <text:p text:style-name="P3">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3">The quick brown fox jumps over the lazy dog. The quick brown fox jumps over the lazy dog. The <text:soft-page-break/>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3">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3">The quick brown fox jumps over the lazy dog. The quick brown fox jumps over the lazy dog. The quick brown fox jumps over the lazy dog. The quick brown fox jumps over the lazy dog.</text:p>
      <text:p text:style-name="P3">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3">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ext:p>
      <text:h text:style-name="P15" text:outline-level="3">Example Subsection</text:h>
      <text:p text:style-name="P3">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3">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3">The quick brown fox jumps over the lazy dog. <text:s/>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3">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3">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5" text:outline-level="3">Example Subsection</text:h>
      <text:p text:style-name="P3">The quick brown fox jumps over the lazy dog. The quick brown fox jumps over the lazy dog. The quick brown fox jumps over the lazy dog. The quick brown fox jumps over the lazy dog. The quick <text:soft-page-break/>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3">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ext:s/>The quick brown fox jumps over the lazy dog. The quick brown fox jumps over the lazy dog.</text:p>
      <text:p text:style-name="P3">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3">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p text:style-name="P3">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3">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5" text:outline-level="3">Example Subsection</text:h>
      <text:p text:style-name="P3">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3">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3">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text:soft-page-break/>quick brown fox jumps over the lazy dog. The quick brown fox jumps over the lazy dog.</text:p>
      <text:p text:style-name="P3">The quick brown fox jumps over the lazy dog. The quick brown fox jumps over the lazy dog. The quick brown fox jumps over the lazy dog. The quick brown fox jumps over the lazy dog.</text:p>
      <text:p text:style-name="P3">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3">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3">The quick brown fox jumps over the lazy dog. The quick brown fox jumps over the lazy dog. The quick brown fox jumps over the lazy dog.</text:p>
      <text:p text:style-name="P3">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3">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2" text:outline-level="2">Example Section</text:h>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text:soft-page-break/>lazy dog. The quick brown fox jumps over the lazy dog. The quick brown fox jumps over the lazy dog.</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text:soft-page-break/>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ext:p>
      <text:h text:style-name="P16" text:outline-level="3"><text:soft-page-break/>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ext:s/>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ext:s/>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text:soft-page-break/>lazy dog. The quick brown fox jumps over the lazy dog. The quick brown fox jumps over the lazy dog.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text:soft-page-break/>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2" text:outline-level="2">Example Section</text:h>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ext:soft-page-break/>The quick brown fox jumps over the lazy dog. The quick brown fox jumps over the lazy dog. The quick brown fox jumps over the lazy dog. The quick brown fox jumps over the lazy dog. </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text:soft-page-break/>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ext:s/>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6" text:outline-level="3"><text:soft-page-break/>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ext:s/>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text:soft-page-break/>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2" text:outline-level="2">Example Section</text:h>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ext:p>
      <text:p text:style-name="P4">The quick brown fox jumps over the lazy dog. The quick brown fox jumps over the lazy dog. The <text:soft-page-break/>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ext:soft-page-break/>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text:soft-page-break/>lazy dog. The quick brown fox jumps over the lazy dog.</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ext:s/>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ext:s/>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text:soft-page-break/>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text:soft-page-break/>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2" text:outline-level="2">Example Section</text:h>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1"><text:span text:style-name="T1">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text:span><text:soft-page-break/><text:span text:style-name="T1">brown fox jumps over the lazy dog. The quick brown fox jumps over the lazy dog. The quick brown fox jumps over the lazy dog. The quick brown fox jumps over the lazy dog. The quick brown fox jumps over the lazy dog. The quick brown fox jumps over the lazy dog.</text:span></text:p>
      <text:p text:style-name="P4">The quick brown fox jumps over the lazy dog. The quick brown fox jumps over the lazy dog. The quick brown fox jumps over the lazy dog. The quick brown fox jumps over the lazy dog. </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text:p>
      <text:p text:style-name="P4">The quick brown fox jumps over the lazy dog. The quick brown fox jumps over the lazy dog. The <text:soft-page-break/>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ext:s/>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text:soft-page-break/>quick brown fox jumps over the lazy dog. The quick brown fox jumps over the lazy dog.The quick brown fox jumps over the lazy dog. The quick brown fox jumps over the lazy dog.</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ext:s/>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ext:soft-page-break/>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2" text:outline-level="2">Example Section</text:h>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ext:soft-page-break/>The quick brown fox jumps over the lazy dog. The quick brown fox jumps over the lazy dog. The quick brown fox jumps over the lazy dog. </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text:soft-page-break/>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ext:soft-page-break/>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ext:s/>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ext:s/>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text:soft-page-break/>lazy dog. The quick brown fox jumps over the lazy dog. The quick brown fox jumps over the lazy dog.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text:p>
      <text:p text:style-name="P4"><text:soft-page-break/>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2" text:outline-level="2">Example Section</text:h>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1"><text:span text:style-name="T1">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text:span><text:soft-page-break/><text:span text:style-name="T1">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span></text:p>
      <text:p text:style-name="P4">The quick brown fox jumps over the lazy dog. The quick brown fox jumps over the lazy dog. The quick brown fox jumps over the lazy dog. The quick brown fox jumps over the lazy dog. </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text:soft-page-break/>jumps over the lazy dog.</text:p>
      <text:p text:style-name="P4">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ext:s/>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text:soft-page-break/>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ext:s/>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6" text:outline-level="3">Example Subsection</text:h>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ext:soft-page-break/>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1" text:outline-level="1">Example Chapter</text:h>
      <text:h text:style-name="P13" text:outline-level="2">Example Section</text:h>
      <text:h text:style-name="P17" text:outline-level="3">Example Subsection</text:h>
      <text:p text:style-name="P5">The quick brown fox jumps over the lazy dog. The quick brown fox jumps over the lazy dog. The <text:soft-page-break/>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text:soft-page-break/>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text:soft-page-break/>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ext:s/>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ext:s/>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text:soft-page-break/>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text:soft-page-break/>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3" text:outline-level="2">Example Section</text:h>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text:soft-page-break/>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7" text:outline-level="3"><text:soft-page-break/>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ext:soft-page-break/>The quick brown fox jumps over the lazy dog. <text:s/>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ext:s/>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7" text:outline-level="3"><text:soft-page-break/>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3" text:outline-level="2"><text:soft-page-break/>Example Section</text:h>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ext:soft-page-break/>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text:soft-page-break/>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ext:s/>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text:soft-page-break/>jumps over the lazy dog. <text:s/>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text:soft-page-break/>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3" text:outline-level="2">Example Section</text:h>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text:soft-page-break/>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2"><text:span text:style-name="T1">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text:span><text:soft-page-break/><text:span text:style-name="T1">lazy dog. The quick brown fox jumps over the lazy dog. The quick brown fox jumps over the lazy dog. The quick brown fox jumps over the lazy dog. The quick brown fox jumps over the lazy dog. The quick brown fox jumps over the lazy dog.</text:span></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ext:soft-page-break/>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ext:s/>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ext:s/>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ext:soft-page-break/>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text:soft-page-break/>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3" text:outline-level="2">Example Section</text:h>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ext:p>
      <text:h text:style-name="P17" text:outline-level="3">Example Subsection</text:h>
      <text:p text:style-name="P5">The quick brown fox jumps over the lazy dog. The quick brown fox jumps over the lazy dog. The <text:soft-page-break/>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text:soft-page-break/>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ext:s/>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text:soft-page-break/>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ext:s/>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ext:soft-page-break/>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3" text:outline-level="2">Example Section</text:h>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7" text:outline-level="3"><text:soft-page-break/>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2"><text:span text:style-name="T1">The quick brown fox jumps over the lazy dog. The quick brown fox jumps over the lazy dog. The </text:span><text:soft-page-break/><text:span text:style-name="T1">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span></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text:soft-page-break/>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ext:s/>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ext:s/>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 The <text:soft-page-break/>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text:soft-page-break/>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3" text:outline-level="2">Example Section</text:h>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ext:p>
      <text:h text:style-name="P17" text:outline-level="3"><text:soft-page-break/>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text:soft-page-break/>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ext:s/>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text:soft-page-break/>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ext:s/>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text:soft-page-break/>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1" text:outline-level="1">Example Chapter</text:h>
      <text:h text:style-name="P13" text:outline-level="2">Example Section</text:h>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ext:p>
      <text:p text:style-name="P5">The quick brown fox jumps over the lazy dog. The quick brown fox jumps over the lazy dog. The <text:soft-page-break/>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ext:soft-page-break/>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2"><text:span text:style-name="T1">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text:span><text:soft-page-break/><text:span text:style-name="T1">lazy dog. The quick brown fox jumps over the lazy dog.</text:span></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ext:s/>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ext:s/>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text:soft-page-break/>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text:soft-page-break/>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3" text:outline-level="2">Example Section</text:h>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text:soft-page-break/>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text:p>
      <text:p text:style-name="P5">The quick brown fox jumps over the lazy dog. The quick brown fox jumps over the lazy dog. The <text:soft-page-break/>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ext:s/>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text:soft-page-break/>quick brown fox jumps over the lazy dog. The quick brown fox jumps over the lazy dog.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ext:s/>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ext:soft-page-break/>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3" text:outline-level="2">Example Section</text:h>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ext:soft-page-break/>The quick brown fox jumps over the lazy dog. The quick brown fox jumps over the lazy dog. The quick brown fox jumps over the lazy dog. </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text:soft-page-break/>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ext:soft-page-break/>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ext:s/>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ext:s/>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text:soft-page-break/>lazy dog. The quick brown fox jumps over the lazy dog. The quick brown fox jumps over the lazy dog.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text:p>
      <text:p text:style-name="P5"><text:soft-page-break/>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3" text:outline-level="2">Example Section</text:h>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text:soft-page-break/>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text:soft-page-break/>jumps over the lazy dog.</text:p>
      <text:p text:style-name="P5">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ext:s/>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text:soft-page-break/>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ext:s/>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ext:soft-page-break/>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3" text:outline-level="2">Example Section</text:h>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text:soft-page-break/>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text:soft-page-break/>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ext:p>
      <text:p text:style-name="P2"><text:span text:style-name="T1">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text:span><text:soft-page-break/><text:span text:style-name="T1">lazy dog. The quick brown fox jumps over the lazy dog. The quick brown fox jumps over the lazy dog. The quick brown fox jumps over the lazy dog. The quick brown fox jumps over the lazy dog. The quick brown fox jumps over the lazy dog.</text:span></text:p>
      <text:p text:style-name="P5">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ext:s/>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ext:s/>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text:soft-page-break/>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ext:soft-page-break/>The quick brown fox jumps over the lazy dog. The quick brown fox jumps over the lazy dog.</text:p>
      <text:p text:style-name="P5">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3" text:outline-level="2">Example Section</text:h>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ext:soft-page-break/>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ext:soft-page-break/>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ext:s/>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ext:soft-page-break/>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ext:s/>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text:p>
      <text:h text:style-name="P17" text:outline-level="3">Example Subsection</text:h>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text:soft-page-break/>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5">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style:font-face style:name="Gillius ADF" svg:font-family="'Gillius ADF'" style:font-adornments="Regular" style:font-pitch="variable"/>
    <style:font-face style:name="FreeSans" svg:font-family="FreeSans" style:font-adornments="Bold" style:font-family-generic="swiss" style:font-pitch="variable"/>
    <style:font-face style:name="FreeSans1" svg:font-family="Free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ourier" fo:font-size="10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ourier" fo:font-size="10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illius ADF" fo:font-family="'Gillius ADF'" style:font-style-name="Regular"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FreeSans" fo:font-family="FreeSans" style:font-style-name="Bold" style:font-family-generic="swiss" style:font-pitch="variable" fo:font-size="14pt" fo:font-weight="600"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FreeSans1" fo:font-family="FreeSans" style:font-style-name="Regular" style:font-family-generic="swiss" style:font-pitch="variable" fo:font-size="11pt" style:font-size-asian="10.5pt"/>
    </style:style>
    <style:style style:name="List" style:family="paragraph" style:parent-style-name="Text_20_body" style:class="list">
      <style:text-properties style:font-name="Courier" fo:font-family="Courier"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Courier" fo:font-family="Courier"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urier" fo:font-family="Courier" style:font-size-asian="12pt"/>
    </style:style>
    <style:style style:name="Heading_20_1" style:display-name="Heading 1" style:family="paragraph" style:parent-style-name="Heading" style:next-style-name="Text_20_body" style:default-outline-level="1" style:class="text">
      <style:text-properties style:font-name="FreeSans" fo:font-family="FreeSans" style:font-style-name="Bold" style:font-family-generic="swiss" style:font-pitch="variable" fo:font-size="140%"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FreeSans" fo:font-family="FreeSans" style:font-style-name="Bold" style:font-family-generic="swiss" style:font-pitch="variable" fo:font-size="16pt" fo:font-style="normal" fo:font-weight="600"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76cm" fo:margin-right="0cm" fo:text-indent="-0.76cm" style:auto-text-indent="false">
        <style:tab-stops/>
      </style:paragraph-properties>
      <style:text-properties style:font-name="FreeSans" fo:font-family="FreeSans" style:font-style-name="Bold" style:font-family-generic="swiss" style:font-pitch="variable" fo:font-size="14pt" fo:font-style="normal" fo:font-weight="600"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Signature" style:family="paragraph" style:parent-style-name="Standard" style:class="text">
      <style:paragraph-properties text:number-lines="false" text:line-number="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4-12T08:14:53</meta:creation-date>
    <meta:generator>LibreOffice/7.0.4.2$Linux_X86_64 LibreOffice_project/00$Build-2</meta:generator>
    <dc:date>2022-12-27T13:59:29.072214273</dc:date>
    <meta:editing-duration>PT43M46S</meta:editing-duration>
    <meta:editing-cycles>7</meta:editing-cycles>
    <meta:print-date>2012-04-12T08:40:08</meta:print-date>
    <meta:document-statistic meta:table-count="0" meta:image-count="0" meta:object-count="0" meta:page-count="91" meta:paragraph-count="984" meta:word-count="82991" meta:character-count="415884" meta:non-whitespace-character-count="333960"/>
  </office:meta>
</office:document-meta>
</file>